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8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3.4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fo:color="#c5000b"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Reques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7" table:default-cell-style-name="ce3"/>
        <table:table-row table:style-name="ro1">
          <table:table-cell table:style-name="ce1" office:value-type="string" calcext:value-type="string">
            <text:p>Blue Box Request Name</text:p>
          </table:table-cell>
          <table:table-cell table:style-name="ce1" office:value-type="string" calcext:value-type="string">
            <text:p>Request Parameters</text:p>
          </table:table-cell>
          <table:table-cell table:number-columns-repeated="4"/>
          <table:table-cell table:style-name="ce4" office:value-type="string" calcext:value-type="string">
            <text:p>Availability of fields from front-en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otelId</text:p>
          </table:table-cell>
          <table:table-cell table:number-columns-repeated="3"/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Available</text:p>
            <text:p>This value is picked from hotelList respons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rrivalDate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Available</text:p>
            <text:p>This value is picked from hotelList respons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epartureDate</text:p>
          </table:table-cell>
          <table:table-cell table:number-columns-repeated="5"/>
          <table:table-cell office:value-type="string" calcext:value-type="string">
            <text:p>Available</text:p>
            <text:p>This value is picked from hotelList respon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omGroup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roomNumb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axCount</text:p>
          </table:table-cell>
          <table:table-cell office:value-type="string" calcext:value-type="string">
            <text:p>adultnumb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fant numb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mTypeCod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rateCod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rateKe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rgeableRateInf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telCountryCo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ovid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number-columns-repeated="3"/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s</text:p>
          </table:table-cell>
          <table:table-cell table:number-columns-repeated="3"/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uth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figs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 : ypsilonChecko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: minorR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:enricherUr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key:customerIpAddress</text:p>
          </table:table-cell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Need to discuss about this field</text:p>
            <text:p>Is this the public IP address or local IP addres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 :cid</text:p>
          </table:table-cell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 :apiKey</text:p>
          </table:table-cell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6:25:31.0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7:49:07.230000000</meta:creation-date>
    <dc:date>2017-04-03T16:57:04.440000000</dc:date>
    <meta:editing-duration>PT1H13M22S</meta:editing-duration>
    <meta:editing-cycles>14</meta:editing-cycles>
    <meta:generator>LibreOffice/4.3.5.2$Windows_x86 LibreOffice_project/3a87456aaa6a95c63eea1c1b3201acedf0751bd5</meta:generator>
    <meta:document-statistic meta:table-count="1" meta:cell-count="57" meta:object-count="0"/>
  </office:meta>
</office:document-meta>
</file>